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1.27cm" fo:margin-right="0cm" fo:text-indent="-0.635cm" style:auto-text-indent="false"/>
    </style:style>
    <style:style style:name="P2" style:family="paragraph" style:parent-style-name="Standard">
      <style:paragraph-properties fo:margin-left="3.81cm" fo:margin-right="0cm" fo:margin-top="0cm" fo:margin-bottom="0.282cm" style:contextual-spacing="false" fo:line-height="108%" fo:text-indent="0cm" style:auto-text-indent="false"/>
    </style:style>
    <style:style style:name="P3" style:family="paragraph" style:parent-style-name="Standard">
      <style:paragraph-properties fo:margin-left="3.81cm" fo:margin-right="0cm" fo:margin-top="0cm" fo:margin-bottom="0.282cm" style:contextual-spacing="false" fo:line-height="108%" fo:text-indent="0cm" style:auto-text-indent="false"/>
      <style:text-properties fo:font-variant="normal" fo:text-transform="none" fo:color="#000000" loext:opacity="100%" style:font-name="Calibri" fo:font-size="24pt" fo:language="en" fo:country="US" fo:font-style="normal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282cm" style:contextual-spacing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fo:font-size="24pt" fo:language="en" fo:country="US" fo:font-style="normal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Calibri" fo:font-size="24pt" fo:language="en" fo:country="US" fo:font-style="normal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text-position="super 58%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3"/>ASSIGNMENT 2</text:span></text:p>
      <text:p text:style-name="P3"/>
      <text:list xml:id="list2482032891" text:style-name="WWNum1">
        <text:list-item>
          <text:p text:style-name="P1"><text:span text:style-name="T3">Which field of the customers table is the primary key?</text:span></text:p>
        </text:list-item>
      </text:list>
      <text:p text:style-name="P4"><text:span text:style-name="T3">Ans: </text:span><text:span text:style-name="T4"><text:s/>Customer ID.</text:span></text:p>
      <text:p text:style-name="P6"/>
      <text:list xml:id="list171623212388839" text:continue-numbering="true" text:style-name="WWNum1">
        <text:list-item>
          <text:p text:style-name="P1"><text:span text:style-name="T3">What is the 4</text:span><text:span text:style-name="T7">th</text:span><text:span text:style-name="T3"> Column of the Customers Table?</text:span></text:p>
        </text:list-item>
      </text:list>
      <text:p text:style-name="P4"><text:span text:style-name="T3">Ans: <text:s/></text:span><text:span text:style-name="T4">Rating.</text:span></text:p>
      <text:p text:style-name="P6"/>
      <text:list xml:id="list171622733855781" text:continue-numbering="true" text:style-name="WWNum1">
        <text:list-item>
          <text:p text:style-name="P1"><text:span text:style-name="T3">What is the another word for Row and Column?</text:span></text:p>
        </text:list-item>
      </text:list>
      <text:p text:style-name="P4"><text:span text:style-name="T3">Ans: <text:s/>For Row, it is also called by</text:span><text:span text:style-name="T5"> tuple / entity</text:span><text:span text:style-name="T3"> and column is also called by </text:span><text:span text:style-name="T6">attribute</text:span><text:span text:style-name="T3">.</text:span></text:p>
      <text:p text:style-name="P6"/>
      <text:list xml:id="list171622932320856" text:continue-numbering="true" text:style-name="WWNum1">
        <text:list-item>
          <text:p text:style-name="P1"><text:span text:style-name="T3">Why isn’t it possible to see the first 5 rows of the column?</text:span></text:p>
        </text:list-item>
      </text:list>
      <text:p text:style-name="P4"><text:span text:style-name="T3">Ans: <text:s/>The Reason being is that rows in table are </text:span><text:span text:style-name="T5">scattered</text:span><text:span text:style-name="T3"> all over the memory and they are not arranged sequentially, they are </text:span><text:span text:style-name="T4">stored at different location</text:span><text:span text:style-name="T3">s wherever there used to be a free space. That is why we can not see them as we can never guess which rows first entered and last as well.</text:span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1:36:33</meta:creation-date>
    <meta:initial-creator>Sarthak Nagdeote</meta:initial-creator>
    <dc:language>en-IN</dc:language>
    <dc:date>2023-09-10T11:04:06</dc:date>
    <meta:editing-cycles>1</meta:editing-cycles>
    <meta:editing-duration>PT4M</meta:editing-duration>
    <meta:generator>LibreOffice/7.3.5.2$Linux_X86_64 LibreOffice_project/30$Build-2</meta:generator>
    <meta:document-statistic meta:table-count="0" meta:image-count="0" meta:object-count="0" meta:page-count="1" meta:paragraph-count="9" meta:word-count="126" meta:character-count="642" meta:non-whitespace-character-count="522"/>
    <meta:user-defined meta:name="AppVersion">15.0000</meta:user-defined>
    <meta:template xlink:type="simple" xlink:actuate="onRequest" xlink:title="Normal.dotm" xlink:href=""/>
  </office:meta>
</office:document-meta>
</file>